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5000002C5D3866DF027361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7b2c" officeooo:paragraph-rsid="00067b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s</text:p>
      <text:p text:style-name="P1"/>
      <text:p text:style-name="P1"><draw:frame draw:style-name="fr1" draw:name="Image1" text:anchor-type="paragraph" svg:width="4.552in" svg:height="7.3854in" draw:z-index="0"><draw:image xlink:href="Pictures/10000201000001B5000002C5D3866DF027361F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24:52.108179881</meta:creation-date>
    <dc:date>2016-08-06T14:26:23.166767594</dc:date>
    <meta:editing-duration>PT1M31S</meta:editing-duration>
    <meta:editing-cycles>2</meta:editing-cycles>
    <meta:generator>LibreOffice/5.1.5.2$Linux_X86_64 LibreOffice_project/10$Build-2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